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Foglio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primo</text:p>
          </table:table-cell>
          <table:table-cell office:value-type="string" table:style-name="ce1">
            <text:p>secondo</text:p>
          </table:table-cell>
          <table:table-cell office:value-type="string" table:style-name="ce1">
            <text:p>terzo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2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number-rows-repeated="1048573" table:style-name="ro1">
          <table:table-cell table:number-columns-repeated="16384"/>
        </table:table-row>
      </table:table>
      <table:table table:name="Foglio2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Foglio3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Andrea</meta:initial-creator>
    <dc:creator>Andrea</dc:creator>
    <meta:creation-date>2026-01-11T21:34:14Z</meta:creation-date>
    <dc:date>2026-01-12T08:09:06Z</dc:date>
  </office:meta>
</office:document-meta>
</file>